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b362" officeooo:paragraph-rsid="001fb36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fb362" officeooo:paragraph-rsid="001fb36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10d88" officeooo:paragraph-rsid="00210d88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1792d" officeooo:paragraph-rsid="0021792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36f30" officeooo:paragraph-rsid="00236f30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4cb54" officeooo:paragraph-rsid="0024cb54"/>
    </style:style>
    <style:style style:name="T1" style:family="text">
      <style:text-properties officeooo:rsid="0021792d"/>
    </style:style>
    <style:style style:name="T2" style:family="text">
      <style:text-properties officeooo:rsid="0024c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zas Aendir</text:p>
      <text:p text:style-name="P1"/>
      <text:p text:style-name="P2">Hombres</text:p>
      <text:p text:style-name="P2"/>
      <text:p text:style-name="P2"/>
      <text:p text:style-name="P2"/>
      <text:p text:style-name="P2">Elfos</text:p>
      <text:p text:style-name="P2"/>
      <text:p text:style-name="P2">Enanos</text:p>
      <text:p text:style-name="P2"/>
      <text:p text:style-name="P2">Magos</text:p>
      <text:p text:style-name="P2"/>
      <text:p text:style-name="P3">No hay una raza determinada para ser mago pero los humanos son mas habiles adquiriendo dicho conocimento</text:p>
      <text:p text:style-name="P3"/>
      <text:p text:style-name="P3">Hay una sociedad de magos que se dedica a reclutar personas con afinidad a la magia lo cual muchas no esta muy bien visto y por esa razon dichos magos se acaban aislando.</text:p>
      <text:p text:style-name="P3"/>
      <text:p text:style-name="P3">Es una raza que no actua en los conflictos ajenos a ellos mismos.</text:p>
      <text:p text:style-name="P3"/>
      <text:p text:style-name="P3">Los magos cuando entran en la instrucción no suelen marcharse. <text:span text:style-name="T1">Les hacen creer que sirven a un fin mayor y que lo mas importante es la prosperidad del conocimiento.</text:span></text:p>
      <text:p text:style-name="P2"/>
      <text:p text:style-name="P4">No seria una raza como tal sino mas bien un culto</text:p>
      <text:p text:style-name="P4"/>
      <text:p text:style-name="P4">Los magos han diseñado una tecnologia que les sirve como metodo de defensa en sus fronteras. Son robots influenciados por la magia.</text:p>
      <text:p text:style-name="P4"/>
      <text:p text:style-name="P5">Con el tiempo la magia se termino llamando Eter.</text:p>
      <text:p text:style-name="P5"/>
      <text:p text:style-name="P6">“Padres de la noche”(Imperio dormido)</text:p>
      <text:p text:style-name="P4"><text:s/></text:p>
      <text:p text:style-name="P4"/>
      <text:p text:style-name="P4"/>
      <text:p text:style-name="P4"/>
      <text:p text:style-name="P2"/>
      <text:p text:style-name="P2">“Bestias”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23:15:11.080000000</meta:creation-date>
    <dc:date>2021-06-25T00:51:10.593000000</dc:date>
    <meta:editing-duration>PT26M32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5" meta:word-count="146" meta:character-count="813" meta:non-whitespace-character-count="680"/>
  </office:meta>
</office:document-meta>
</file>